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fo:margin-left="-0.6043in" fo:margin-right="-0.4791in" fo:text-align="center" style:justify-single-word="false" fo:text-indent="0in" style:auto-text-indent="false" style:page-number="auto" text:number-lines="false" text:line-number="0">
        <style:tab-stops>
          <style:tab-stop style:position="3.3465in" style:type="center"/>
          <style:tab-stop style:position="6.6929in" style:type="right"/>
        </style:tab-stops>
      </style:paragraph-properties>
      <style:text-properties style:font-name="Times New Roman" fo:font-size="10pt" fo:font-weight="bold" officeooo:rsid="001dcebe" officeooo:paragraph-rsid="001b5587" style:font-size-asian="10pt" style:font-weight-asian="bold" style:font-size-complex="10pt" style:font-weight-complex="bold"/>
    </style:style>
    <style:style style:name="P2" style:family="paragraph" style:parent-style-name="Standard">
      <style:paragraph-properties fo:margin-left="0.0799in" fo:margin-right="0.1575in" fo:line-height="100%" fo:text-align="start" style:justify-single-word="false" fo:text-indent="0in" style:auto-text-indent="false"/>
      <style:text-properties style:use-window-font-color="true" style:font-name="Times New Roman" fo:font-size="6pt" fo:language="pt" fo:country="BR" fo:font-weight="normal" fo:background-color="transparent" style:font-name-asian="Calibri1" style:font-size-asian="5.25pt" style:font-name-complex="Calibri1" style:font-size-complex="6pt"/>
    </style:style>
    <style:style style:name="P3" style:family="paragraph" style:parent-style-name="Standard">
      <style:paragraph-properties fo:margin-left="0.0799in" fo:margin-right="0.1575in" fo:line-height="100%" fo:text-align="start" style:justify-single-word="false" fo:text-indent="0in" style:auto-text-indent="false"/>
      <style:text-properties style:use-window-font-color="true" style:font-name="Times New Roman" fo:font-size="6pt" fo:language="pt" fo:country="BR" fo:font-weight="normal" officeooo:paragraph-rsid="001c4fbd" fo:background-color="transparent" style:font-name-asian="Times New Roman1" style:font-size-asian="5.25pt" style:font-name-complex="Times New Roman1" style:font-size-complex="6pt"/>
    </style:style>
    <style:style style:name="P4" style:family="paragraph" style:parent-style-name="Standard">
      <style:paragraph-properties fo:margin-left="0.0799in" fo:margin-right="0.1575in" fo:line-height="100%" fo:text-align="start" style:justify-single-word="false" fo:text-indent="0in" style:auto-text-indent="false"/>
      <style:text-properties style:use-window-font-color="true" style:font-name="Times New Roman" fo:font-size="10pt" fo:language="pt" fo:country="BR" fo:font-weight="bold" fo:background-color="transparent" style:font-name-asian="Times New Roman1" style:font-name-complex="Times New Roman1"/>
    </style:style>
    <style:style style:name="P5" style:family="paragraph" style:parent-style-name="Standard">
      <style:paragraph-properties fo:margin-left="0.0799in" fo:margin-right="0.1575in" fo:line-height="100%" fo:text-align="start" style:justify-single-word="false" fo:text-indent="0in" style:auto-text-indent="false"/>
      <style:text-properties style:use-window-font-color="true" style:font-name="Times New Roman" fo:font-size="11pt" fo:language="pt" fo:country="BR" fo:font-weight="normal" fo:background-color="transparent" style:font-name-asian="Calibri1" style:font-name-complex="Calibri1"/>
    </style:style>
    <style:style style:name="P6" style:family="paragraph" style:parent-style-name="Standard">
      <style:paragraph-properties fo:margin-left="0in" fo:margin-right="0.1575in" fo:line-height="100%" fo:text-align="start" style:justify-single-word="false" fo:text-indent="0in" style:auto-text-indent="false">
        <style:tab-stops>
          <style:tab-stop style:position="0.3346in"/>
        </style:tab-stops>
      </style:paragraph-properties>
      <style:text-properties style:use-window-font-color="true" style:font-name="Times New Roman" fo:font-size="10pt" fo:language="pt" fo:country="BR" fo:font-weight="bold" officeooo:rsid="00239739" officeooo:paragraph-rsid="0027062f" fo:background-color="transparent" style:font-name-asian="Times New Roman1" style:font-weight-asian="bold" style:font-name-complex="Times New Roman1" style:font-weight-complex="bold"/>
    </style:style>
    <style:style style:name="P7"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bold" officeooo:rsid="00318715" officeooo:paragraph-rsid="00318715" fo:background-color="transparent" style:font-name-asian="Times New Roman1" style:font-weight-asian="bold" style:font-name-complex="Times New Roman1" style:font-weight-complex="bold"/>
    </style:style>
    <style:style style:name="P8"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bold" officeooo:rsid="00318715" officeooo:paragraph-rsid="003c2161" fo:background-color="transparent" style:font-name-asian="Times New Roman1" style:font-weight-asian="bold" style:font-name-complex="Times New Roman1" style:font-weight-complex="bold"/>
    </style:style>
    <style:style style:name="P9"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bold" officeooo:rsid="00405286" officeooo:paragraph-rsid="00405286" fo:background-color="transparent" style:font-name-asian="Times New Roman1" style:font-weight-asian="bold" style:font-name-complex="Times New Roman1" style:font-weight-complex="bold"/>
    </style:style>
    <style:style style:name="P10"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bold" officeooo:rsid="00405286" officeooo:paragraph-rsid="00406b32" fo:background-color="transparent" style:font-name-asian="Times New Roman1" style:font-weight-asian="bold" style:font-name-complex="Times New Roman1" style:font-weight-complex="bold"/>
    </style:style>
    <style:style style:name="P11"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bold" officeooo:rsid="0043be2f" officeooo:paragraph-rsid="0043be2f" fo:background-color="transparent" style:font-name-asian="Times New Roman1" style:font-weight-asian="bold" style:font-name-complex="Times New Roman1" style:font-weight-complex="bold"/>
    </style:style>
    <style:style style:name="P12"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bold" officeooo:rsid="004863c1" officeooo:paragraph-rsid="004db0fd" fo:background-color="transparent" style:font-name-asian="Times New Roman1" style:font-weight-asian="bold" style:font-name-complex="Times New Roman1" style:font-weight-complex="bold"/>
    </style:style>
    <style:style style:name="P13"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bold" officeooo:rsid="004db0fd" officeooo:paragraph-rsid="004db0fd" fo:background-color="transparent" style:font-name-asian="Times New Roman1" style:font-weight-asian="bold" style:font-name-complex="Times New Roman1" style:font-weight-complex="bold"/>
    </style:style>
    <style:style style:name="P14"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bold" officeooo:rsid="004e36e4" officeooo:paragraph-rsid="004e36e4" fo:background-color="transparent" style:font-name-asian="Times New Roman1" style:font-weight-asian="bold" style:font-name-complex="Times New Roman1" style:font-weight-complex="bold"/>
    </style:style>
    <style:style style:name="P15"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bold" officeooo:rsid="004fc731" officeooo:paragraph-rsid="004fc731" fo:background-color="transparent" style:font-name-asian="Times New Roman1" style:font-weight-asian="bold" style:font-name-complex="Times New Roman1" style:font-weight-complex="bold"/>
    </style:style>
    <style:style style:name="P16"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bold" officeooo:rsid="004fd23b" officeooo:paragraph-rsid="004fd23b" fo:background-color="transparent" style:font-name-asian="Times New Roman1" style:font-weight-asian="bold" style:font-name-complex="Times New Roman1" style:font-weight-complex="bold"/>
    </style:style>
    <style:style style:name="P17"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bold" officeooo:rsid="0053dafa" officeooo:paragraph-rsid="0053dafa" fo:background-color="transparent" style:font-name-asian="Times New Roman1" style:font-weight-asian="bold" style:font-name-complex="Times New Roman1" style:font-weight-complex="bold"/>
    </style:style>
    <style:style style:name="P18"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bold" officeooo:rsid="00551470" officeooo:paragraph-rsid="00551470" fo:background-color="transparent" style:font-name-asian="Times New Roman1" style:font-weight-asian="bold" style:font-name-complex="Times New Roman1" style:font-weight-complex="bold"/>
    </style:style>
    <style:style style:name="P19"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bold" officeooo:rsid="0055f701" officeooo:paragraph-rsid="0055f701" fo:background-color="transparent" style:font-name-asian="Times New Roman1" style:font-weight-asian="bold" style:font-name-complex="Times New Roman1" style:font-weight-complex="bold"/>
    </style:style>
    <style:style style:name="P20"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bold" fo:background-color="transparent" style:font-name-asian="Times New Roman1" style:font-name-complex="Times New Roman1"/>
    </style:style>
    <style:style style:name="P21"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bold" officeooo:paragraph-rsid="001d9cfa" fo:background-color="transparent" style:font-name-asian="Times New Roman1" style:font-name-complex="Times New Roman1"/>
    </style:style>
    <style:style style:name="P22"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bold" officeooo:paragraph-rsid="001eb0d0" fo:background-color="transparent" style:font-name-asian="Times New Roman1" style:font-name-complex="Times New Roman1"/>
    </style:style>
    <style:style style:name="P23"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bold" officeooo:paragraph-rsid="0044d8c6" fo:background-color="transparent" style:font-name-asian="Times New Roman1" style:font-name-complex="Times New Roman1"/>
    </style:style>
    <style:style style:name="P24"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bold" officeooo:rsid="00527f0d" officeooo:paragraph-rsid="00527f0d" fo:background-color="transparent" style:font-name-asian="Times New Roman1" style:font-name-complex="Times New Roman1"/>
    </style:style>
    <style:style style:name="P25"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bold" officeooo:rsid="00239739" officeooo:paragraph-rsid="00239739" fo:background-color="transparent" style:font-name-asian="Times New Roman1" style:font-name-complex="Times New Roman1"/>
    </style:style>
    <style:style style:name="P26"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bold" officeooo:rsid="0028adba" officeooo:paragraph-rsid="001d9cfa" fo:background-color="transparent" style:font-name-asian="Times New Roman1" style:font-name-complex="Times New Roman1"/>
    </style:style>
    <style:style style:name="P27"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bold" officeooo:rsid="005a8d70" officeooo:paragraph-rsid="005a8d70" fo:background-color="transparent" style:font-name-asian="Times New Roman1" style:font-name-complex="Times New Roman1"/>
    </style:style>
    <style:style style:name="P28"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bold" officeooo:rsid="005bbb82" officeooo:paragraph-rsid="005bbb82" fo:background-color="transparent" style:font-name-asian="Times New Roman1" style:font-name-complex="Times New Roman1"/>
    </style:style>
    <style:style style:name="P29"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normal" officeooo:paragraph-rsid="001d9cfa" fo:background-color="transparent" style:font-name-asian="Times New Roman1" style:font-name-complex="Times New Roman1"/>
    </style:style>
    <style:style style:name="P30"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normal" officeooo:paragraph-rsid="0043be2f" fo:background-color="transparent" style:font-name-asian="Times New Roman1" style:font-name-complex="Times New Roman1"/>
    </style:style>
    <style:style style:name="P31"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normal" officeooo:rsid="001faa91" officeooo:paragraph-rsid="001faa91" fo:background-color="transparent" style:font-name-asian="Times New Roman1" style:font-name-complex="Times New Roman1"/>
    </style:style>
    <style:style style:name="P32"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normal" officeooo:rsid="004db0fd" officeooo:paragraph-rsid="004db0fd" fo:background-color="transparent" style:font-name-asian="Times New Roman1" style:font-weight-asian="normal" style:font-name-complex="Times New Roman1" style:font-weight-complex="normal"/>
    </style:style>
    <style:style style:name="P33"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normal" officeooo:rsid="0053dafa" officeooo:paragraph-rsid="0053dafa" fo:background-color="transparent" style:font-name-asian="Times New Roman1" style:font-weight-asian="normal" style:font-name-complex="Times New Roman1" style:font-weight-complex="normal"/>
    </style:style>
    <style:style style:name="P34" style:family="paragraph" style:parent-style-name="Standard">
      <style:paragraph-properties fo:margin-left="0in" fo:margin-right="0.1575in" fo:line-height="100%" fo:text-align="start" style:justify-single-word="false" fo:text-indent="0in" style:auto-text-indent="false"/>
      <style:text-properties style:font-name="Times New Roman" fo:language="pt" fo:country="BR"/>
    </style:style>
    <style:style style:name="P35" style:family="paragraph" style:parent-style-name="Standard">
      <style:paragraph-properties fo:margin-left="0in" fo:margin-right="0.1575in" fo:line-height="100%" fo:text-align="start" style:justify-single-word="false" fo:text-indent="0in" style:auto-text-indent="false"/>
      <style:text-properties style:font-name="Times New Roman" fo:language="pt" fo:country="BR" officeooo:paragraph-rsid="001c4fbd"/>
    </style:style>
    <style:style style:name="P36" style:family="paragraph" style:parent-style-name="Standard">
      <style:paragraph-properties fo:margin-left="0in" fo:margin-right="0.1575in" fo:line-height="100%" fo:text-align="start" style:justify-single-word="false" fo:text-indent="0in" style:auto-text-indent="false"/>
      <style:text-properties style:font-name="Times New Roman" fo:language="pt" fo:country="BR" officeooo:paragraph-rsid="0060a982"/>
    </style:style>
    <style:style style:name="P37" style:family="paragraph" style:parent-style-name="Standard">
      <style:paragraph-properties fo:margin-left="0in" fo:margin-right="0.1575in" fo:line-height="100%" fo:text-align="start" style:justify-single-word="false" fo:text-indent="0in" style:auto-text-indent="false"/>
      <style:text-properties style:font-name="Times New Roman" fo:language="pt" fo:country="BR" officeooo:paragraph-rsid="001d9cfa"/>
    </style:style>
    <style:style style:name="P38" style:family="paragraph" style:parent-style-name="Standard">
      <style:paragraph-properties fo:margin-left="0in" fo:margin-right="0.1575in" fo:line-height="100%" fo:text-align="start" style:justify-single-word="false" fo:text-indent="0in" style:auto-text-indent="false"/>
      <style:text-properties style:font-name="Times New Roman" fo:language="pt" fo:country="BR" officeooo:paragraph-rsid="0068963a"/>
    </style:style>
    <style:style style:name="P39" style:family="paragraph" style:parent-style-name="Standard">
      <style:paragraph-properties fo:margin-left="0in" fo:margin-right="0.1575in" fo:line-height="100%" fo:text-align="start" style:justify-single-word="false" fo:text-indent="0in" style:auto-text-indent="false"/>
      <style:text-properties style:font-name="Times New Roman" fo:language="pt" fo:country="BR" officeooo:rsid="007370be" officeooo:paragraph-rsid="007370be"/>
    </style:style>
    <style:style style:name="P40" style:family="paragraph" style:parent-style-name="Standard">
      <style:paragraph-properties fo:margin-left="0in" fo:margin-right="0.1575in" fo:line-height="100%" fo:text-align="start" style:justify-single-word="false" fo:text-indent="0in" style:auto-text-indent="false"/>
      <style:text-properties style:font-name="Times New Roman" fo:font-size="10pt" officeooo:paragraph-rsid="006b95b7"/>
    </style:style>
    <style:style style:name="P41" style:family="paragraph" style:parent-style-name="Standard">
      <style:paragraph-properties fo:margin-left="0in" fo:margin-right="0.1575in" fo:line-height="100%" fo:text-align="start" style:justify-single-word="false" fo:text-indent="0in" style:auto-text-indent="false"/>
      <style:text-properties style:font-name="Times New Roman" fo:font-size="10pt" officeooo:paragraph-rsid="0062b965"/>
    </style:style>
    <style:style style:name="P42" style:family="paragraph" style:parent-style-name="Standard">
      <style:paragraph-properties fo:margin-left="0in" fo:margin-right="0.1575in" fo:line-height="100%" fo:text-align="start" style:justify-single-word="false" fo:text-indent="0in" style:auto-text-indent="false"/>
      <style:text-properties style:font-name="Times New Roman" fo:font-size="10pt" officeooo:paragraph-rsid="00648dd7"/>
    </style:style>
    <style:style style:name="P43" style:family="paragraph" style:parent-style-name="Standard" style:master-page-name="">
      <style:paragraph-properties fo:margin-left="0in" fo:margin-right="-0.0138in" fo:line-height="100%" fo:text-align="start" style:justify-single-word="false" fo:text-indent="0in" style:auto-text-indent="false" style:page-number="auto"/>
      <style:text-properties style:use-window-font-color="true" style:font-name="Times New Roman" fo:font-size="10pt" fo:language="pt" fo:country="BR" fo:font-weight="bold" officeooo:paragraph-rsid="005646a3" fo:background-color="transparent" style:font-name-asian="Times New Roman1" style:font-name-complex="Times New Roman1"/>
    </style:style>
    <style:style style:name="P44" style:family="paragraph" style:parent-style-name="Standard" style:master-page-name="">
      <style:paragraph-properties fo:margin-left="0in" fo:margin-right="0.0626in" fo:line-height="100%" fo:text-align="start" style:justify-single-word="false" fo:text-indent="0in" style:auto-text-indent="false" style:page-number="auto"/>
      <style:text-properties style:font-name="Times New Roman" fo:language="pt" fo:country="BR"/>
    </style:style>
    <style:style style:name="P45"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bold" officeooo:paragraph-rsid="005ab17c" fo:background-color="transparent" style:font-name-asian="Times New Roman1" style:font-name-complex="Times New Roman1"/>
    </style:style>
    <style:style style:name="P46" style:family="paragraph" style:parent-style-name="Standard">
      <style:paragraph-properties fo:margin-left="0in" fo:margin-right="0.1575in" fo:line-height="100%" fo:text-align="start" style:justify-single-word="false" fo:text-indent="0in" style:auto-text-indent="false"/>
      <style:text-properties style:use-window-font-color="true" style:font-name="Times New Roman" fo:font-size="10pt" fo:language="pt" fo:country="BR" fo:font-weight="bold" officeooo:rsid="00527f0d" officeooo:paragraph-rsid="00527f0d" fo:background-color="transparent" style:font-name-asian="Times New Roman1" style:font-name-complex="Times New Roman1"/>
    </style:style>
    <style:style style:name="T1" style:family="text">
      <style:text-properties style:use-window-font-color="true" fo:font-size="10pt" fo:font-weight="bold" fo:background-color="transparent" style:font-name-asian="Times New Roman1" style:font-name-complex="Times New Roman1"/>
    </style:style>
    <style:style style:name="T2" style:family="text">
      <style:text-properties style:use-window-font-color="true" fo:font-size="10pt" fo:font-weight="bold" officeooo:rsid="00239739" fo:background-color="transparent" style:font-name-asian="Times New Roman1" style:font-name-complex="Times New Roman1"/>
    </style:style>
    <style:style style:name="T3" style:family="text">
      <style:text-properties style:use-window-font-color="true" fo:font-size="10pt" fo:font-weight="bold" officeooo:rsid="005f906b" fo:background-color="transparent" style:font-name-asian="Times New Roman1" style:font-name-complex="Times New Roman1"/>
    </style:style>
    <style:style style:name="T4" style:family="text">
      <style:text-properties style:use-window-font-color="true" fo:font-size="10pt" fo:font-weight="bold" fo:background-color="transparent" style:font-name-asian="Times New Roman1" style:font-weight-asian="bold" style:font-name-complex="Times New Roman1" style:font-weight-complex="bold"/>
    </style:style>
    <style:style style:name="T5" style:family="text">
      <style:text-properties style:use-window-font-color="true" fo:font-size="10pt" fo:font-weight="bold" officeooo:rsid="0068963a" fo:background-color="transparent" style:font-name-asian="Times New Roman1" style:font-weight-asian="bold" style:font-name-complex="Times New Roman1" style:font-weight-complex="bold"/>
    </style:style>
    <style:style style:name="T6" style:family="text">
      <style:text-properties style:use-window-font-color="true" fo:font-size="10pt" fo:font-weight="bold" officeooo:rsid="007e3e38" fo:background-color="transparent" style:font-name-asian="Times New Roman1" style:font-weight-asian="bold" style:font-name-complex="Times New Roman1" style:font-weight-complex="bold"/>
    </style:style>
    <style:style style:name="T7" style:family="text">
      <style:text-properties style:use-window-font-color="true" fo:font-size="10pt" fo:font-weight="normal" fo:background-color="transparent" style:font-name-asian="Times New Roman1" style:font-name-complex="Times New Roman1"/>
    </style:style>
    <style:style style:name="T8" style:family="text">
      <style:text-properties style:use-window-font-color="true" fo:font-size="10pt" fo:font-weight="normal" officeooo:rsid="005f906b" fo:background-color="transparent" style:font-name-asian="Times New Roman1" style:font-name-complex="Times New Roman1"/>
    </style:style>
    <style:style style:name="T9" style:family="text">
      <style:text-properties style:use-window-font-color="true" fo:font-size="10pt" fo:font-weight="normal" officeooo:rsid="0060a982" fo:background-color="transparent" style:font-name-asian="Times New Roman1" style:font-name-complex="Times New Roman1"/>
    </style:style>
    <style:style style:name="T10" style:family="text">
      <style:text-properties style:use-window-font-color="true" fo:font-size="10pt" fo:font-weight="normal" officeooo:rsid="00698ac3" fo:background-color="transparent" style:font-name-asian="Times New Roman1" style:font-name-complex="Times New Roman1"/>
    </style:style>
    <style:style style:name="T11" style:family="text">
      <style:text-properties style:use-window-font-color="true" fo:font-size="10pt" fo:font-weight="normal" officeooo:rsid="006ed531" fo:background-color="transparent" style:font-name-asian="Times New Roman1" style:font-name-complex="Times New Roman1"/>
    </style:style>
    <style:style style:name="T12" style:family="text">
      <style:text-properties style:use-window-font-color="true" fo:font-size="10pt" fo:font-weight="normal" officeooo:rsid="007667ff" fo:background-color="transparent" style:font-name-asian="Times New Roman1" style:font-name-complex="Times New Roman1"/>
    </style:style>
    <style:style style:name="T13" style:family="text">
      <style:text-properties style:use-window-font-color="true" fo:font-size="10pt" fo:font-weight="normal" officeooo:rsid="0068963a" fo:background-color="transparent" style:font-name-asian="Times New Roman1" style:font-name-complex="Times New Roman1"/>
    </style:style>
    <style:style style:name="T14" style:family="text">
      <style:text-properties style:use-window-font-color="true" fo:font-size="10pt" fo:font-weight="normal" officeooo:rsid="007e3e38" fo:background-color="transparent" style:font-name-asian="Times New Roman1" style:font-name-complex="Times New Roman1"/>
    </style:style>
    <style:style style:name="T15" style:family="text">
      <style:text-properties style:use-window-font-color="true" fo:font-size="10pt" fo:font-weight="normal" officeooo:rsid="006baedb" fo:background-color="transparent" style:font-name-asian="Times New Roman1" style:font-weight-asian="normal" style:font-name-complex="Times New Roman1" style:font-weight-complex="normal"/>
    </style:style>
    <style:style style:name="T16" style:family="text">
      <style:text-properties style:use-window-font-color="true" fo:font-size="10pt" fo:font-weight="normal" officeooo:rsid="0068963a" fo:background-color="transparent" style:font-name-asian="Times New Roman1" style:font-weight-asian="normal" style:font-name-complex="Times New Roman1" style:font-weight-complex="normal"/>
    </style:style>
    <style:style style:name="T17" style:family="text">
      <style:text-properties style:use-window-font-color="true" fo:font-size="10pt" fo:font-weight="normal" officeooo:rsid="007e3e38" fo:background-color="transparent" style:font-name-asian="Times New Roman1" style:font-weight-asian="normal" style:font-name-complex="Times New Roman1" style:font-weight-complex="normal"/>
    </style:style>
    <style:style style:name="T18" style:family="text">
      <style:text-properties style:use-window-font-color="true" fo:language="pt" fo:country="BR" fo:font-weight="bold" officeooo:rsid="0020e56b" fo:background-color="transparent" style:font-name-asian="Times New Roman1" style:font-weight-asian="bold" style:font-name-complex="Times New Roman1" style:font-weight-complex="bold"/>
    </style:style>
    <style:style style:name="T19" style:family="text">
      <style:text-properties style:use-window-font-color="true" fo:language="pt" fo:country="BR" fo:font-weight="bold" officeooo:rsid="002134c8" fo:background-color="transparent" style:font-name-asian="Times New Roman1" style:font-weight-asian="bold" style:font-name-complex="Times New Roman1" style:font-weight-complex="bold"/>
    </style:style>
    <style:style style:name="T20" style:family="text">
      <style:text-properties style:use-window-font-color="true" fo:language="pt" fo:country="BR" fo:font-weight="bold" officeooo:rsid="00620f11" fo:background-color="transparent" style:font-name-asian="Times New Roman1" style:font-weight-asian="bold" style:font-name-complex="Times New Roman1" style:font-weight-complex="bold"/>
    </style:style>
    <style:style style:name="T21" style:family="text">
      <style:text-properties style:use-window-font-color="true" fo:language="pt" fo:country="BR" fo:font-weight="bold" officeooo:rsid="006c6987" fo:background-color="transparent" style:font-name-asian="Times New Roman1" style:font-weight-asian="bold" style:font-name-complex="Times New Roman1" style:font-weight-complex="bold"/>
    </style:style>
    <style:style style:name="T22" style:family="text">
      <style:text-properties style:use-window-font-color="true" fo:language="pt" fo:country="BR" fo:font-weight="bold" officeooo:rsid="006d8f7f" fo:background-color="transparent" style:font-name-asian="Times New Roman1" style:font-weight-asian="bold" style:font-name-complex="Times New Roman1" style:font-weight-complex="bold"/>
    </style:style>
    <style:style style:name="T23" style:family="text">
      <style:text-properties style:use-window-font-color="true" fo:language="pt" fo:country="BR" fo:font-weight="bold" officeooo:rsid="002134c8" fo:background-color="transparent" style:font-name-asian="Times New Roman1" style:font-size-asian="10pt" style:font-weight-asian="bold" style:font-name-complex="Times New Roman1" style:font-size-complex="10pt" style:font-weight-complex="bold"/>
    </style:style>
    <style:style style:name="T24" style:family="text">
      <style:text-properties style:use-window-font-color="true" fo:language="pt" fo:country="BR" fo:font-weight="bold" officeooo:rsid="00620f11" fo:background-color="transparent" style:font-name-asian="Times New Roman1" style:font-size-asian="10pt" style:font-weight-asian="bold" style:font-name-complex="Times New Roman1" style:font-size-complex="10pt" style:font-weight-complex="bold"/>
    </style:style>
    <style:style style:name="T25" style:family="text">
      <style:text-properties style:use-window-font-color="true" fo:language="pt" fo:country="BR" fo:font-weight="normal" officeooo:rsid="0020e56b" fo:background-color="transparent" style:font-name-asian="Times New Roman1" style:font-name-complex="Times New Roman1"/>
    </style:style>
    <style:style style:name="T26" style:family="text">
      <style:text-properties style:use-window-font-color="true" fo:language="pt" fo:country="BR" fo:font-weight="normal" officeooo:rsid="002134c8" fo:background-color="transparent" style:font-name-asian="Times New Roman1" style:font-name-complex="Times New Roman1"/>
    </style:style>
    <style:style style:name="T27" style:family="text">
      <style:text-properties style:use-window-font-color="true" fo:language="pt" fo:country="BR" fo:font-weight="normal" officeooo:rsid="00239739" fo:background-color="transparent" style:font-name-asian="Times New Roman1" style:font-name-complex="Times New Roman1"/>
    </style:style>
    <style:style style:name="T28" style:family="text">
      <style:text-properties style:use-window-font-color="true" fo:language="pt" fo:country="BR" fo:font-weight="normal" officeooo:rsid="00620f11" fo:background-color="transparent" style:font-name-asian="Times New Roman1" style:font-name-complex="Times New Roman1"/>
    </style:style>
    <style:style style:name="T29" style:family="text">
      <style:text-properties style:use-window-font-color="true" fo:language="pt" fo:country="BR" fo:font-weight="normal" officeooo:rsid="00648dd7" fo:background-color="transparent" style:font-name-asian="Times New Roman1" style:font-name-complex="Times New Roman1"/>
    </style:style>
    <style:style style:name="T30" style:family="text">
      <style:text-properties style:use-window-font-color="true" fo:language="pt" fo:country="BR" fo:font-weight="normal" officeooo:rsid="006a562a" fo:background-color="transparent" style:font-name-asian="Times New Roman1" style:font-name-complex="Times New Roman1"/>
    </style:style>
    <style:style style:name="T31" style:family="text">
      <style:text-properties style:use-window-font-color="true" fo:language="pt" fo:country="BR" fo:font-weight="normal" officeooo:rsid="006c6987" fo:background-color="transparent" style:font-name-asian="Times New Roman1" style:font-name-complex="Times New Roman1"/>
    </style:style>
    <style:style style:name="T32" style:family="text">
      <style:text-properties style:use-window-font-color="true" fo:language="pt" fo:country="BR" fo:font-weight="normal" officeooo:rsid="007900d7" fo:background-color="transparent" style:font-name-asian="Times New Roman1" style:font-name-complex="Times New Roman1"/>
    </style:style>
    <style:style style:name="T33" style:family="text">
      <style:text-properties style:use-window-font-color="true" fo:language="pt" fo:country="BR" fo:font-weight="normal" officeooo:rsid="002134c8" fo:background-color="transparent" style:font-name-asian="Times New Roman1" style:font-size-asian="10pt" style:font-name-complex="Times New Roman1" style:font-size-complex="10pt"/>
    </style:style>
    <style:style style:name="T34" style:family="text">
      <style:text-properties style:use-window-font-color="true" fo:language="pt" fo:country="BR" fo:font-weight="normal" officeooo:rsid="00620f11" fo:background-color="transparent" style:font-name-asian="Times New Roman1" style:font-size-asian="10pt" style:font-name-complex="Times New Roman1" style:font-size-complex="10pt"/>
    </style:style>
    <style:style style:name="T35" style:family="text">
      <style:text-properties style:use-window-font-color="true" fo:language="pt" fo:country="BR" fo:font-weight="normal" officeooo:rsid="0062b965" fo:background-color="transparent" style:font-name-asian="Times New Roman1" style:font-size-asian="10pt" style:font-name-complex="Times New Roman1" style:font-size-complex="10pt"/>
    </style:style>
    <style:style style:name="T36" style:family="text">
      <style:text-properties style:use-window-font-color="true" fo:language="pt" fo:country="BR" fo:font-weight="normal" officeooo:rsid="0064a954" fo:background-color="transparent" style:font-name-asian="Times New Roman1" style:font-size-asian="10pt" style:font-name-complex="Times New Roman1" style:font-size-complex="10pt"/>
    </style:style>
    <style:style style:name="T37" style:family="text">
      <style:text-properties fo:font-weight="normal"/>
    </style:style>
    <style:style style:name="T38" style:family="text">
      <style:text-properties fo:font-weight="normal" officeooo:rsid="001d9cfa"/>
    </style:style>
    <style:style style:name="T39" style:family="text">
      <style:text-properties fo:font-weight="normal" style:font-weight-asian="normal" style:font-weight-complex="normal"/>
    </style:style>
    <style:style style:name="T40" style:family="text">
      <style:text-properties fo:font-weight="normal" officeooo:rsid="001faa91" style:font-weight-asian="normal" style:font-weight-complex="normal"/>
    </style:style>
    <style:style style:name="T41" style:family="text">
      <style:text-properties fo:font-weight="normal" officeooo:rsid="001eb0d0" style:font-weight-asian="normal" style:font-weight-complex="normal"/>
    </style:style>
    <style:style style:name="T42" style:family="text">
      <style:text-properties fo:font-weight="normal" officeooo:rsid="00251066" style:font-weight-asian="normal" style:font-weight-complex="normal"/>
    </style:style>
    <style:style style:name="T43" style:family="text">
      <style:text-properties fo:font-weight="normal" officeooo:rsid="0027062f" style:font-weight-asian="normal" style:font-weight-complex="normal"/>
    </style:style>
    <style:style style:name="T44" style:family="text">
      <style:text-properties fo:font-weight="normal" officeooo:rsid="002933aa" style:font-weight-asian="normal" style:font-weight-complex="normal"/>
    </style:style>
    <style:style style:name="T45" style:family="text">
      <style:text-properties fo:font-weight="normal" officeooo:rsid="002b3110" style:font-weight-asian="normal" style:font-weight-complex="normal"/>
    </style:style>
    <style:style style:name="T46" style:family="text">
      <style:text-properties fo:font-weight="normal" officeooo:rsid="002df623" style:font-weight-asian="normal" style:font-weight-complex="normal"/>
    </style:style>
    <style:style style:name="T47" style:family="text">
      <style:text-properties fo:font-weight="normal" officeooo:rsid="002cf229" style:font-weight-asian="normal" style:font-weight-complex="normal"/>
    </style:style>
    <style:style style:name="T48" style:family="text">
      <style:text-properties fo:font-weight="normal" officeooo:rsid="0030dcd1" style:font-weight-asian="normal" style:font-weight-complex="normal"/>
    </style:style>
    <style:style style:name="T49" style:family="text">
      <style:text-properties fo:font-weight="normal" officeooo:rsid="0031b6b0" style:font-weight-asian="normal" style:font-weight-complex="normal"/>
    </style:style>
    <style:style style:name="T50" style:family="text">
      <style:text-properties fo:font-weight="normal" officeooo:rsid="0032da20" style:font-weight-asian="normal" style:font-weight-complex="normal"/>
    </style:style>
    <style:style style:name="T51" style:family="text">
      <style:text-properties fo:font-weight="normal" officeooo:rsid="0032c720" style:font-weight-asian="normal" style:font-weight-complex="normal"/>
    </style:style>
    <style:style style:name="T52" style:family="text">
      <style:text-properties fo:font-weight="normal" officeooo:rsid="0034826c" style:font-weight-asian="normal" style:font-weight-complex="normal"/>
    </style:style>
    <style:style style:name="T53" style:family="text">
      <style:text-properties fo:font-weight="normal" officeooo:rsid="00362f11" style:font-weight-asian="normal" style:font-weight-complex="normal"/>
    </style:style>
    <style:style style:name="T54" style:family="text">
      <style:text-properties fo:font-weight="normal" officeooo:rsid="00373e16" style:font-weight-asian="normal" style:font-weight-complex="normal"/>
    </style:style>
    <style:style style:name="T55" style:family="text">
      <style:text-properties fo:font-weight="normal" officeooo:rsid="003837c6" style:font-weight-asian="normal" style:font-weight-complex="normal"/>
    </style:style>
    <style:style style:name="T56" style:family="text">
      <style:text-properties fo:font-weight="normal" officeooo:rsid="003c2161" style:font-weight-asian="normal" style:font-weight-complex="normal"/>
    </style:style>
    <style:style style:name="T57" style:family="text">
      <style:text-properties fo:font-weight="normal" officeooo:rsid="003d0fbc" style:font-weight-asian="normal" style:font-weight-complex="normal"/>
    </style:style>
    <style:style style:name="T58" style:family="text">
      <style:text-properties fo:font-weight="normal" officeooo:rsid="003da476" style:font-weight-asian="normal" style:font-weight-complex="normal"/>
    </style:style>
    <style:style style:name="T59" style:family="text">
      <style:text-properties fo:font-weight="normal" officeooo:rsid="003df37a" style:font-weight-asian="normal" style:font-weight-complex="normal"/>
    </style:style>
    <style:style style:name="T60" style:family="text">
      <style:text-properties fo:font-weight="normal" officeooo:rsid="00406b32" style:font-weight-asian="normal" style:font-weight-complex="normal"/>
    </style:style>
    <style:style style:name="T61" style:family="text">
      <style:text-properties fo:font-weight="normal" officeooo:rsid="0041f3b6" style:font-weight-asian="normal" style:font-weight-complex="normal"/>
    </style:style>
    <style:style style:name="T62" style:family="text">
      <style:text-properties fo:font-weight="normal" officeooo:rsid="0044d8c6" style:font-weight-asian="normal" style:font-weight-complex="normal"/>
    </style:style>
    <style:style style:name="T63" style:family="text">
      <style:text-properties fo:font-weight="normal" officeooo:rsid="0046ba36" style:font-weight-asian="normal" style:font-weight-complex="normal"/>
    </style:style>
    <style:style style:name="T64" style:family="text">
      <style:text-properties fo:font-weight="normal" officeooo:rsid="004a615b" style:font-weight-asian="normal" style:font-weight-complex="normal"/>
    </style:style>
    <style:style style:name="T65" style:family="text">
      <style:text-properties fo:font-weight="normal" officeooo:rsid="004c2c0c" style:font-weight-asian="normal" style:font-weight-complex="normal"/>
    </style:style>
    <style:style style:name="T66" style:family="text">
      <style:text-properties fo:font-weight="normal" officeooo:rsid="004ca451" style:font-weight-asian="normal" style:font-weight-complex="normal"/>
    </style:style>
    <style:style style:name="T67" style:family="text">
      <style:text-properties fo:font-weight="normal" officeooo:rsid="004db0fd" style:font-weight-asian="normal" style:font-weight-complex="normal"/>
    </style:style>
    <style:style style:name="T68" style:family="text">
      <style:text-properties fo:font-weight="normal" officeooo:rsid="004fc731" style:font-weight-asian="normal" style:font-weight-complex="normal"/>
    </style:style>
    <style:style style:name="T69" style:family="text">
      <style:text-properties fo:font-weight="normal" officeooo:rsid="005089e0" style:font-weight-asian="normal" style:font-weight-complex="normal"/>
    </style:style>
    <style:style style:name="T70" style:family="text">
      <style:text-properties fo:font-weight="normal" officeooo:rsid="0052471e" style:font-weight-asian="normal" style:font-weight-complex="normal"/>
    </style:style>
    <style:style style:name="T71" style:family="text">
      <style:text-properties fo:font-weight="normal" officeooo:rsid="0053dafa" style:font-weight-asian="normal" style:font-weight-complex="normal"/>
    </style:style>
    <style:style style:name="T72" style:family="text">
      <style:text-properties fo:font-weight="normal" officeooo:rsid="005567cc" style:font-weight-asian="normal" style:font-weight-complex="normal"/>
    </style:style>
    <style:style style:name="T73" style:family="text">
      <style:text-properties fo:font-weight="normal" officeooo:rsid="0055f701" style:font-weight-asian="normal" style:font-weight-complex="normal"/>
    </style:style>
    <style:style style:name="T74" style:family="text">
      <style:text-properties fo:font-weight="normal" officeooo:rsid="0057803d" style:font-weight-asian="normal" style:font-weight-complex="normal"/>
    </style:style>
    <style:style style:name="T75" style:family="text">
      <style:text-properties fo:font-weight="normal" officeooo:rsid="005799df" style:font-weight-asian="normal" style:font-weight-complex="normal"/>
    </style:style>
    <style:style style:name="T76" style:family="text">
      <style:text-properties fo:font-weight="normal" officeooo:rsid="0058cb30" style:font-weight-asian="normal" style:font-weight-complex="normal"/>
    </style:style>
    <style:style style:name="T77" style:family="text">
      <style:text-properties fo:font-weight="normal" officeooo:rsid="005a66ef" style:font-weight-asian="normal" style:font-weight-complex="normal"/>
    </style:style>
    <style:style style:name="T78" style:family="text">
      <style:text-properties fo:font-weight="normal" officeooo:rsid="005a8d70" style:font-weight-asian="normal" style:font-weight-complex="normal"/>
    </style:style>
    <style:style style:name="T79" style:family="text">
      <style:text-properties fo:font-weight="normal" officeooo:rsid="005ab17c" style:font-weight-asian="normal" style:font-weight-complex="normal"/>
    </style:style>
    <style:style style:name="T80" style:family="text">
      <style:text-properties fo:font-weight="normal" officeooo:rsid="005bec6e" style:font-weight-asian="normal" style:font-weight-complex="normal"/>
    </style:style>
    <style:style style:name="T81" style:family="text">
      <style:text-properties fo:font-weight="normal" officeooo:rsid="006ed72b" style:font-weight-asian="normal" style:font-weight-complex="normal"/>
    </style:style>
    <style:style style:name="T82" style:family="text">
      <style:text-properties fo:font-weight="normal" officeooo:rsid="0070cf0e" style:font-weight-asian="normal" style:font-weight-complex="normal"/>
    </style:style>
    <style:style style:name="T83" style:family="text">
      <style:text-properties fo:font-weight="normal" officeooo:rsid="00719d77" style:font-weight-asian="normal" style:font-weight-complex="normal"/>
    </style:style>
    <style:style style:name="T84" style:family="text">
      <style:text-properties fo:font-weight="normal" officeooo:rsid="007a54b9" style:font-weight-asian="normal" style:font-weight-complex="normal"/>
    </style:style>
    <style:style style:name="T85" style:family="text">
      <style:text-properties fo:font-weight="normal" officeooo:rsid="004863c1" style:font-weight-asian="normal" style:font-weight-complex="normal"/>
    </style:style>
    <style:style style:name="T86" style:family="text">
      <style:text-properties fo:font-weight="normal" officeooo:rsid="007c4a8d" style:font-weight-asian="normal" style:font-weight-complex="normal"/>
    </style:style>
    <style:style style:name="T87" style:family="text">
      <style:text-properties style:font-weight-asian="bold" style:font-weight-complex="bold"/>
    </style:style>
    <style:style style:name="T88" style:family="text">
      <style:text-properties officeooo:rsid="001eb0d0" style:font-weight-asian="bold" style:font-weight-complex="bold"/>
    </style:style>
    <style:style style:name="T89" style:family="text">
      <style:text-properties officeooo:rsid="0053dafa" style:font-weight-asian="bold" style:font-weight-complex="bold"/>
    </style:style>
    <style:style style:name="T90" style:family="text">
      <style:text-properties officeooo:rsid="005646a3" style:font-weight-asian="bold" style:font-weight-complex="bold"/>
    </style:style>
    <style:style style:name="T91" style:family="text">
      <style:text-properties officeooo:rsid="005d22f5" style:font-weight-asian="bold" style:font-weight-complex="bold"/>
    </style:style>
    <style:style style:name="T92" style:family="text">
      <style:text-properties officeooo:rsid="0044d8c6" style:font-weight-asian="bold" style:font-weight-complex="bold"/>
    </style:style>
    <style:style style:name="T93" style:family="text">
      <style:text-properties officeooo:rsid="004863c1" style:font-weight-asian="bold" style:font-weight-complex="bold"/>
    </style:style>
    <style:style style:name="T94" style:family="text">
      <style:text-properties officeooo:rsid="005ab17c" style:font-weight-asian="bold" style:font-weight-complex="bold"/>
    </style:style>
    <style:style style:name="T95" style:family="text">
      <style:text-properties officeooo:rsid="0057803d" style:font-weight-asian="bold" style:font-weight-complex="bold"/>
    </style:style>
    <style:style style:name="T96" style:family="text">
      <style:text-properties officeooo:rsid="002f98bf"/>
    </style:style>
    <style:style style:name="T97" style:family="text">
      <style:text-properties fo:font-weight="bold" officeooo:rsid="002f98bf" style:font-weight-asian="bold" style:font-weight-complex="bold"/>
    </style:style>
    <style:style style:name="T98" style:family="text">
      <style:text-properties fo:font-weight="bold" officeooo:rsid="00318715" style:font-weight-asian="bold" style:font-weight-complex="bold"/>
    </style:style>
    <style:style style:name="T99" style:family="text">
      <style:text-properties officeooo:rsid="00406b32"/>
    </style:style>
    <style:style style:name="T100" style:family="text">
      <style:text-properties officeooo:rsid="0044d8c6"/>
    </style:style>
    <style:style style:name="T101" style:family="text">
      <style:text-properties officeooo:rsid="004ca451"/>
    </style:style>
    <style:style style:name="T102" style:family="text">
      <style:text-properties officeooo:rsid="004db0fd"/>
    </style:style>
    <style:style style:name="T103" style:family="text">
      <style:text-properties officeooo:rsid="004fc731"/>
    </style:style>
    <style:style style:name="T104" style:family="text">
      <style:text-properties officeooo:rsid="005567cc"/>
    </style:style>
    <style:style style:name="T105" style:family="text">
      <style:text-properties officeooo:rsid="00318715" style:font-weight-asian="normal" style:font-weight-complex="normal"/>
    </style:style>
    <style:style style:name="T106" style:family="text">
      <style:text-properties officeooo:rsid="0057803d"/>
    </style:style>
    <style:style style:name="T107" style:family="text">
      <style:text-properties officeooo:rsid="005a66ef"/>
    </style:style>
    <style:style style:name="T108" style:family="text">
      <style:text-properties officeooo:rsid="005a8d70"/>
    </style:style>
    <style:style style:name="T109" style:family="text">
      <style:text-properties fo:font-variant="normal" fo:text-transform="none" style:use-window-font-color="true" style:text-line-through-style="none" style:font-name="Times New Roman" fo:font-size="10pt" fo:font-style="normal" style:text-underline-style="none" fo:font-weight="normal" style:text-blinking="false" fo:background-color="transparent" style:font-name-asian="Times New Roman1" style:font-name-complex="Times New Roman1"/>
    </style:style>
    <style:style style:name="T110" style:family="text">
      <style:text-properties fo:font-variant="normal" fo:text-transform="none" style:use-window-font-color="true" style:text-line-through-style="none" style:font-name="Times New Roman" fo:font-size="10pt" fo:font-style="normal" style:text-underline-style="none" fo:font-weight="normal" officeooo:rsid="005f906b" style:text-blinking="false" fo:background-color="transparent" style:font-name-asian="Times New Roman1" style:font-name-complex="Times New Roman1"/>
    </style:style>
    <style:style style:name="T111" style:family="text">
      <style:text-properties fo:font-variant="normal" fo:text-transform="none" style:use-window-font-color="true" style:text-line-through-style="none" style:font-name="Times New Roman" fo:font-size="10pt" fo:font-style="normal" style:text-underline-style="none" fo:font-weight="normal" officeooo:rsid="0074c3f6" style:text-blinking="false" fo:background-color="transparent" style:font-name-asian="Times New Roman1" style:font-name-complex="Times New Roman1"/>
    </style:style>
    <style:style style:name="T112" style:family="text">
      <style:text-properties style:font-name="Times New Roman" style:font-size-asian="10pt" style:font-size-complex="10pt"/>
    </style:style>
    <style:style style:name="T113" style:family="text">
      <style:text-properties style:font-name="Times New Roman" officeooo:rsid="00662bc5" style:font-size-asian="10pt" style:font-size-complex="10pt"/>
    </style:style>
    <style:style style:name="T114" style:family="text">
      <style:text-properties style:font-name="Times New Roman" officeooo:rsid="006a562a" style:font-size-asian="10pt" style:font-size-complex="10pt"/>
    </style:style>
    <style:style style:name="T115" style:family="text">
      <style:text-properties style:font-name="Times New Roman" officeooo:rsid="006b95b7" style:font-size-asian="10pt" style:font-size-complex="10pt"/>
    </style:style>
    <style:style style:name="T116" style:family="text">
      <style:text-properties style:font-name="Times New Roman" officeooo:rsid="006c6987" style:font-size-asian="10pt" style:font-size-complex="10pt"/>
    </style:style>
    <style:style style:name="T117" style:family="text">
      <style:text-properties style:font-name="Times New Roman" officeooo:rsid="006e55c2" style:font-size-asian="10pt" style:font-size-complex="10pt"/>
    </style:style>
    <style:style style:name="T118" style:family="text">
      <style:text-properties style:font-name="Times New Roman" officeooo:rsid="006e5d15" style:font-size-asian="10pt" style:font-size-complex="10pt"/>
    </style:style>
    <style:style style:name="T119" style:family="text">
      <style:text-properties style:font-name="Times New Roman" officeooo:rsid="0077fb4c" style:font-size-asian="10pt" style:font-size-complex="10pt"/>
    </style:style>
    <style:style style:name="T120" style:family="text">
      <style:text-properties style:font-name="Times New Roman" fo:font-weight="bold" style:font-size-asian="10pt" style:font-weight-asian="bold" style:font-size-complex="10pt" style:font-weight-complex="bold"/>
    </style:style>
    <style:style style:name="T121" style:family="text">
      <style:text-properties style:font-name="Times New Roman" fo:font-weight="bold" officeooo:rsid="00662bc5" style:font-size-asian="10pt" style:font-weight-asian="bold" style:font-size-complex="10pt" style:font-weight-complex="bold"/>
    </style:style>
    <style:style style:name="T122" style:family="text">
      <style:text-properties style:font-name="Times New Roman" fo:font-weight="bold" officeooo:rsid="006d8f7f" style:font-size-asian="10pt" style:font-weight-asian="bold" style:font-size-complex="10pt" style:font-weight-complex="bold"/>
    </style:style>
    <style:style style:name="T123" style:family="text">
      <style:text-properties officeooo:rsid="005ab17c"/>
    </style:style>
    <style:style style:name="T124" style:family="text">
      <style:text-properties officeooo:rsid="00801244"/>
    </style:style>
    <style:style style:name="Sect1" style:family="section">
      <style:section-properties text:dont-balance-text-columns="false" fo:margin-left="-0.6071in" fo:margin-right="-0.6654in" style:editable="false">
        <style:columns fo:column-count="2">
          <style:column style:rel-width="5546*" fo:start-indent="0in" fo:end-indent="0in"/>
          <style:column style:rel-width="5924*" fo:start-indent="0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ção1">
        <text:p text:style-name="P44"><text:span text:style-name="T1">IP (Internet Protocol): </text:span><text:span text:style-name="T7">protocolo não orientado a conexão, sem garantia de entrega de dados, endereçamento lógico </text:span><text:span text:style-name="T10">(end. IP)</text:span><text:span text:style-name="T7">. Dados transferidos em </text:span><text:span text:style-name="T4">datagramas</text:span><text:span text:style-name="T7">. Fragmentação e remontagem </text:span><text:span text:style-name="T10">(no destino)</text:span><text:span text:style-name="T7"> dos dados. </text:span><text:span text:style-name="T10">Cada datagrama segue uma rota independente.</text:span><text:span text:style-name="T7"> Não faz: controle de fluxo, controle de erro, </text:span><text:span text:style-name="T10">m</text:span><text:span text:style-name="T7">as detecta erro. Cada endereço IP é associado a uma interface de rede, não a máquinas.</text:span></text:p>
        <text:p text:style-name="P34"><text:span text:style-name="T1">Máscara de rede:</text:span><text:span text:style-name="T7"> extrair prefixo de um IP, a rede. Um IP possui prefixo e sufixo. </text:span><text:span text:style-name="T8">P</text:span><text:span text:style-name="T7">refixo </text:span><text:span text:style-name="T8">é</text:span><text:span text:style-name="T7"> id da rede e sufixo </text:span><text:span text:style-name="T8">é</text:span><text:span text:style-name="T7"> id da máquina na rede. IP AND Máscara = prefixo. Ex.: 192.10.10.6 AND 255.255.255.0 (classe C) = 192.10.10.0.</text:span></text:p>
        <text:p text:style-name="P34"><text:span text:style-name="T1">Sub-redes / classfull: </text:span><text:span text:style-name="T7">permite compartilhamento de endereços de rede. Nova hierarquia: rede, sub-rede e estação. Minimiza o desperdício de endereços, pois pode ser usado para várias redes. Sufixo é dividido em duas partes: identificador de sub-rede e estação. (2^x) – 2 sub-redes com (2^y) – 2 endereços IP válidos, cada. 254 sub-redes possíveis, bits só em zero ou só em 1 são reservados.</text:span></text:p>
        <text:p text:style-name="P34"><text:span text:style-name="T1">Super-redes / </text:span><text:span text:style-name="T2">C</text:span><text:span text:style-name="T1">lassless: </text:span><text:span text:style-name="T7">combate desperdício de endereços IP, alocação de endereços IP por demanda. Prefixo de bloco identifica de forma única uma rede. O sufixo identifica de forma única uma máquina (interface) dentro do bloco. Define 2^x sub-blocos (aceita tudo em 0 ou tudo em 1) com (2^y) – 2 endereços IP válidos, cada.</text:span></text:p>
        <text:p text:style-name="P38"><text:span text:style-name="T5">Classe A:</text:span><text:span text:style-name="T13"> 255.0.0.0. </text:span><text:span text:style-name="T5">Classe B: </text:span><text:span text:style-name="T16">255.255.0.0. </text:span><text:span text:style-name="T5">Classe C: </text:span><text:span text:style-name="T16">255.255.255.0. </text:span><text:span text:style-name="T15">Cada sub-rede pode ter no mínimo 4 hosts, logo 256/4 = 64 (</text:span><text:span text:style-name="T16">Máximo de 2⁶ sub-redes</text:span><text:span text:style-name="T15">). Dos 4 end, </text:span><text:span text:style-name="T16">end rede, broadcast e mais 2 </text:span><text:span text:style-name="T15">hosts</text:span><text:span text:style-name="T16">.</text:span></text:p>
        <text:p text:style-name="P2"/>
        <text:p text:style-name="P34"><text:span text:style-name="T1">CIDR</text:span><text:span text:style-name="T3">(</text:span><text:span text:style-name="T1">Classless InterDomain Routing</text:span><text:span text:style-name="T3">)</text:span><text:span text:style-name="T1">: </text:span><text:span text:style-name="T109">medida </text:span><text:span text:style-name="T110">diminuir desperdício</text:span><text:span text:style-name="T109"> </text:span><text:span text:style-name="T110">de </text:span><text:span text:style-name="T109">end IP, sem que classes de end dominassem todo um espaço não utilizado </text:span><text:span text:style-name="T111">(abordagem classless)</text:span><text:span text:style-name="T109">. </text:span><text:span text:style-name="T111">Distribuição sob demanda.</text:span><text:span text:style-name="T109"> </text:span><text:span text:style-name="T111">N</text:span><text:span text:style-name="T109">oção de super-redes, e os end foram distribuídos por regiões no globo (RIR) com organizações responsáveis pela alocação dos IP’s. </text:span><text:span text:style-name="T110">E</text:span><text:span text:style-name="T109">ssas organizações conseguem particionar menores fatias de endereços e evitar o desperdício.</text:span></text:p>
        <text:p text:style-name="P35"><text:span text:style-name="T1">ARP - Address Resoluion Protocol: </text:span><text:span text:style-name="T7">protocolo para resolução de endereços baseado em troca de mensagem. Uma máquina A quer saber o MAC de uma máquina B para poder se comunicar com ela, pois apenas o IP da máquina B não basta, é preciso o endereço físico (camada de enlace). </text:span><text:span text:style-name="T11">M</text:span><text:span text:style-name="T7">áquina A faz broadcast pelo MAC </text:span><text:span text:style-name="T11">de um</text:span><text:span text:style-name="T7"> IP </text:span><text:span text:style-name="T11">(r</text:span><text:span text:style-name="T7">ede deve suportar broadcast</text:span><text:span text:style-name="T11">).</text:span><text:span text:style-name="T7"> ARP request "Qual MAC do IP x.y.z.w?", ARP reply "O IP x.y.z.w tem MAC ...". Cada máquina mantém uma cache ARP, contendo os mapeamentos (questão de desempenho). Broadcast é para a sub-rede, entrega direta. Mas pode-se fazer entrega indireta, via várias sub-redes (diferentes enlaces), onde de um gateway padrão para o outro a entrega é direta (limtes de cada sub-rede). </text:span></text:p>
        <text:p text:style-name="P3"/>
        <text:p text:style-name="P36"><text:span text:style-name="T1">Proxy ARP: </text:span><text:span text:style-name="T9">Quando um host deseja enviar um pacote para fora de sua sub-rede é necessário que um intermediário faça este envio. No Proxy ARP um intermediário (geralmente um roteador, mas não sempre) ao receber uma requisição arp de um IP que não está na sub-rede envia um reply ao host informando o IP destino e seu MAC, dando a ilusão ao host de que o envio será direto. </text:span><text:span text:style-name="T12">Para realizar um envio de um pacote de uma rede para outra, uma máquina de origem pacote pro gateway. Gateway envio o pacote usando o seu MAC, dando a impressão que a origem fala diretamente com o destino. </text:span><text:span text:style-name="T14">Pergunta-se qual o end MAC do destino e o proxy ARP faz o processo.</text:span><text:span text:style-name="T12"> </text:span><text:span text:style-name="T6">Gateway padrão: </text:span><text:span text:style-name="T17">pergunta-se qual o end MAC do gateway.</text:span></text:p>
        <text:p text:style-name="P37"><text:span text:style-name="T1">ICMP - Internet Control Message Protocol: </text:span><text:span text:style-name="T7">IP utiliza ICMP para sinalizar ocorrências de erros, como destination unreacheable, time exceeded (para TTL, </text:span><text:span text:style-name="T1">traceroute</text:span><text:span text:style-name="T7">), echo request/reply (</text:span><text:span text:style-name="T1">ping</text:span><text:span text:style-name="T7">) falta de buffer (roteador), redirecionamento, etc. ICMP emprega IP para eniar msgs de erro (não confiável). header ICMP dentro da área de dados IP.</text:span></text:p>
        <text:p text:style-name="P39"><text:span text:style-name="T4">TSAP (Transport Service Access Point):</text:span><text:span text:style-name="T7"> são portas utilizadas para definir end na camada de transporte para identificar um processo de aplicação que deseja estabelecer uma conexão com outro.</text:span></text:p>
        <text:p text:style-name="P21">Roteamento:<text:span text:style-name="T37"> caminhos a serem seguidos até o destino. </text:span><text:span text:style-name="T38">Roteador envia datagramas IP consultando uma tabela de roteamento.</text:span><text:span text:style-name="T37"> </text:span>Roteador<text:span text:style-name="T37">: equipamento de interconexão que define domínios de broadcast, um para cada interface.</text:span></text:p>
        <text:p text:style-name="P22"><text:span text:style-name="T88">Algoritmo de roteamento: </text:span><text:span text:style-name="T41">determina o caminho de menor custo (não necessariamente o menor caminho). Baseado no conhecimento da topologia. </text:span><text:span text:style-name="T88">Protocolo de Roteamento: </text:span><text:span text:style-name="T41">mecanismo de troca de informações + algoritmo. Necessário: descobrir redes atingíveis, identificar caminhos livres de laços através da rede (algoritmo), identificar melhor caminho na presença de múltiplas rotas (algoritmo), assegurar que todos os roteadores concordem sobre os melhores caminhos. </text:span></text:p>
        <text:p text:style-name="P22"><text:span text:style-name="T88">Roteamento hop-by-hop: </text:span><text:span text:style-name="T41">Modelo usado na Internet. Nós na mesma rede enviam datagramas entre si. Nós em redes diferentes enviam datagramas de um hop ao outro (roteador – </text:span><text:span text:style-name="T40">gateway padrão</text:span><text:span text:style-name="T41">) até chegar </text:span><text:span text:style-name="T40">ao destino. Representação na tabela por pares (N, R), onde N é end. da rede de destino e R é end. do próximo roteador.</text:span></text:p>
        <text:p text:style-name="P41"><text:span text:style-name="T23">Menor Caminho:</text:span><text:span text:style-name="T33"> Algoritmo Dijkstra. </text:span><text:span text:style-name="T34">Usado em </text:span><text:span text:style-name="T24">roteamento</text:span><text:span text:style-name="T23"> estátic</text:span><text:span text:style-name="T24">o</text:span><text:span text:style-name="T33">, é o mais simples. </text:span><text:span text:style-name="T34">T</text:span><text:span text:style-name="T33">opologia de rede fixa. </text:span><text:span text:style-name="T34">R</text:span><text:span text:style-name="T33">epresentação </text:span><text:span text:style-name="T34">por </text:span><text:span text:style-name="T33">matriz de conexões com pesos. Objetiva: </text:span><text:span text:style-name="T34">achar seq de nós de</text:span><text:span text:style-name="T33"> A </text:span><text:span text:style-name="T34">até B</text:span><text:span text:style-name="T33">. </text:span><text:span text:style-name="T34">A</text:span><text:span text:style-name="T33">lgoritmo global, </text:span><text:span text:style-name="T34">pois</text:span><text:span text:style-name="T33"> conhece todo o conjunto de nós. </text:span><text:span text:style-name="T34">C</text:span><text:span text:style-name="T33">álculo centralizado, </text:span><text:span text:style-name="T34">depois</text:span><text:span text:style-name="T33"> ocorre distribuição para o resto dos roteadores. </text:span><text:span text:style-name="T36">Bom: rápida e simples.</text:span><text:span text:style-name="T33"> </text:span><text:span text:style-name="T36">Ruim:</text:span><text:span text:style-name="T35"> matriz de custo é calculada no início, não prevendo mudança na rede.</text:span></text:p>
        <text:p text:style-name="P42"><text:span text:style-name="T26">V</text:span><text:span text:style-name="T18">etor de </text:span><text:span text:style-name="T19">D</text:span><text:span text:style-name="T18">istância: </text:span><text:span text:style-name="T25">menor caminho entre dois nós (Bellman-Ford). </text:span><text:span text:style-name="T20">Roteamento dinâmico</text:span><text:span text:style-name="T28">.</text:span><text:span text:style-name="T25"> Custo é nº de hops. </text:span><text:span text:style-name="T31">Algoritmo </text:span><text:span text:style-name="T21">local </text:span><text:span text:style-name="T22">e distribuído</text:span><text:span text:style-name="T31">. </text:span><text:span text:style-name="T27">Cada nó envia </text:span><text:span text:style-name="T28">seu cálculo de custos</text:span><text:span text:style-name="T27"> para </text:span><text:span text:style-name="T28">aos</text:span><text:span text:style-name="T27"> vizinhos imediatos </text:span><text:span text:style-name="T28">periodicamente</text:span><text:span text:style-name="T27">. </text:span><text:span text:style-name="T28">De todos os caminhos calculados de A a B o menor é escolhido.</text:span><text:span text:style-name="T25"> Cada roteador tem uma tabela de roteamento </text:span><text:span text:style-name="T30">(diferentes umas das outras)</text:span><text:span text:style-name="T25">. </text:span><text:span text:style-name="T29">Bom: implementação simples. Ruim: Convergência lenta, contagem ao infinito, </text:span><text:span text:style-name="T30">transfere a tabela toda a cada mudança, </text:span><text:span text:style-name="T32">escalabilidade limitada</text:span><text:span text:style-name="T30">.</text:span></text:p>
        <text:p text:style-name="P40"><text:span text:style-name="T120">Estado de Enlace:</text:span><text:span text:style-name="T112"> Dijkstra, </text:span><text:span text:style-name="T121">roteamento dinâmico</text:span><text:span text:style-name="T112">. </text:span><text:span text:style-name="T116">Algoritmo</text:span><text:span text:style-name="T112"> </text:span><text:span text:style-name="T120">global </text:span><text:span text:style-name="T122">e distribuído</text:span><text:span text:style-name="T120">.</text:span><text:span text:style-name="T112"> </text:span><text:span text:style-name="T116">C</text:span><text:span text:style-name="T112">ada nó conhece a topologia completa, </text:span><text:span text:style-name="T113">mas com</text:span><text:span text:style-name="T112"> visões diferentes das rotas. </text:span><text:span text:style-name="T113">A</text:span><text:span text:style-name="T112">tualizações sempre que </text:span><text:span text:style-name="T113">o</text:span><text:span text:style-name="T112">correr </text:span><text:span text:style-name="T113">mudanças</text:span><text:span text:style-name="T112"> na rede. </text:span><text:span text:style-name="T113">F</text:span><text:span text:style-name="T112">looding(inundação) para informar mudanças, </text:span><text:span text:style-name="T113">assim os</text:span><text:span text:style-name="T112"> roteadores </text:span><text:span text:style-name="T113">ficam cim</text:span><text:span text:style-name="T112"> visões diferentes da rede. </text:span><text:span text:style-name="T119">Msgs com nº de seq e idade. </text:span><text:span text:style-name="T117">Ruim: uso grande de CPU e memória, pode receber LSPs </text:span><text:span text:style-name="T118">(info de rota e custo)</text:span><text:span text:style-name="T117"> duplicados (nº seq resolve). </text:span><text:span text:style-name="T114">Bom: transmite poucos dados (apenas as modificações), </text:span><text:span text:style-name="T115">melhor rota é imediata (não precisa escolher, como no vetor de distância).</text:span></text:p>
        <text:p text:style-name="P31"/>
        <text:p text:style-name="P25"><text:span text:style-name="T87">IPv6: </text:span><text:span text:style-name="T39">Substituto do IPv4, devido ao esgotamento de endereços. Objetivos: suportar bilhões de nós mesmo com desperdício de end., reduzir tamanho das tabelas de roteamento, simplificar protocolo (melhorar desempenho dos roteadores), oferecer autentic</text:span><text:span text:style-name="T45">a</text:span><text:span text:style-name="T39">ção e privacidade, melhorar capacidade de multicast, permitir evolução do protocolo, conviver com protocolos novos e antigos.</text:span></text:p>
        <text:p text:style-name="P6"><text:span text:style-name="T42">Header possui 40 bytes fixo, mais headers de extensão. Prefixo e sufixo com 64 bits. </text:span><text:span text:style-name="T43">Usos e anycast: descoberta de serviços de rede (DNS, proxy HTTP), localização de recursos de rede, balanceamento de carga. ICMPv6: engloba funcionalidades do ICMP, ARP e IGMP . Relatórios de erro, informativas, descoberta de vizinhos, participação em grupo.</text:span></text:p>
        <text:p text:style-name="P26"><text:span text:style-name="T87">Camada de Transporte: </text:span><text:span text:style-name="T39">fornecer comunicação lógica entre processos de aplicação. </text:span><text:span text:style-name="T44">Visão: Pi ↔ Rede ↔ Pj. </text:span><text:span text:style-name="T45">Serviço de transporte fim a fim, executados nos sistemas finais e disponibilizados às camadas superiores através de primitivas. Ex.: no TCP/IP corresponde a interface de sockets. C</text:span><text:span text:style-name="T47">aracterísticas: des/encapsulamento, de/multiplexação </text:span><text:span text:style-name="T48">(feita via canal lógico – porta de end. IP)</text:span><text:span text:style-name="T47"> controle de fluxo e de erro, segurança </text:span><text:span text:style-name="T55">(TCP e UDP são inseguros)</text:span><text:span text:style-name="T47">, QoS, g</text:span><text:span text:style-name="T46">a</text:span><text:span text:style-name="T47">rantia de entrega e de ordem, gerenciamento da conexão.</text:span></text:p>
        <text:p text:style-name="P30"><text:span text:style-name="T97">UDP:</text:span><text:span text:style-name="T96"> orientada a msgs. Nº send = nº recv (msgs sem fragmentação, </text:span><text:soft-page-break/><text:span text:style-name="T96">controle é da aplicação). Dados delimitdos por T-PDUs. T-PDU é datagrama. Sem controle de fluxo ou de erro (menor custo de processamento); apenas detecta erro em datagramas (checksum). Processo origem e destino identificados por portas.</text:span></text:p>
        <text:p text:style-name="P30"><text:span text:style-name="T97">TCP:</text:span><text:span text:style-name="T96"> byte stream. Nº send != nº recv. Não há delimitação de T-PDUs, elas são interrelacionadas. T-PDU é segmento. Faz controle de fluxo e de erros (confirmações positivas, retransmissões por time-out). No TCP/IP os serviços disponibilizados são para a camada de aplicação. </text:span><text:span text:style-name="T98">Porta: </text:span><text:span text:style-name="T105">nº 16bits. Well-known ports 1 a 1023, ephemeral ports 1024 a 65535.</text:span></text:p>
        <text:p text:style-name="P8">Controle de fluxo: <text:span text:style-name="T39">Feito entre camada de aplicação e de transporte </text:span><text:span text:style-name="T52">com uso de buffers,</text:span><text:span text:style-name="T57"> janela deslizante </text:span><text:span text:style-name="T59">e</text:span><text:span text:style-name="T57"> </text:span><text:span text:style-name="T59">nº de sequencia dos pacotes</text:span><text:span text:style-name="T39">.</text:span> <text:span text:style-name="T51">E</text:span><text:span text:style-name="T39">vita perda de dados no lado consumidor. Produtor envia dados para consumidor, consumidor faz controle de fluxo (forma de entrega: pushing). No pulling o produtor só envia novos dados quando consumidor pede, não precisa de controle de fluxo. </text:span><text:span text:style-name="T54">Resumo: evitar congestionamento/sobrecarga de dados que levam a descartes ou perda de dados (overflow). </text:span><text:span text:style-name="T56">Algoritmos <text:s/></text:span><text:span text:style-name="T53">go-back N, selective repeat, stop-and-wait.</text:span></text:p>
        <text:p text:style-name="P7">Controle de Erro: <text:span text:style-name="T39">Feito na camada de transporte </text:span><text:span text:style-name="T50">através de confirmações positivas (entrega ok - </text:span><text:span text:style-name="T58">ACK</text:span><text:span text:style-name="T50">) e negativas (reenviar)</text:span><text:span text:style-name="T39">. </text:span><text:span text:style-name="T49">D</text:span><text:span text:style-name="T39">etectar e descartar T-PDUs com erro, solicitar reenvio de T-PDUs faltantes, descartar T-PDUs duplicadas, armazenar T-PDUs de forma a garantir entrega na ordem, sem erros, sem duplicação pro destino. </text:span></text:p>
        <text:p text:style-name="P29"/>
        <text:p text:style-name="P10">Estabelecimento: <text:span text:style-name="T39">aloca recursos e negocia parâmetros. Pode ser assimétrica (cliente pede, servidor escuta) ou simétrica (as duas entidades podem pedir por conexão). </text:span><text:span text:style-name="T99">3-way Handshake: </text:span><text:span text:style-name="T82">ambas as partes confirmam conexão</text:span><text:span text:style-name="T60"> </text:span><text:span text:style-name="T81">(evita duplicação e atraso). </text:span><text:span text:style-name="T82">Duplicação: A envia SYN </text:span><text:span text:style-name="T83">X</text:span><text:span text:style-name="T82"> p/ B, B recebe, envia SYN </text:span><text:span text:style-name="T83">X+1</text:span><text:span text:style-name="T82"> para A, mas a msg se perde. A acha que a conexão não foi feita e manda ou</text:span><text:span text:style-name="T83">t</text:span><text:span text:style-name="T82">ro SYN </text:span><text:span text:style-name="T83">X</text:span><text:span text:style-name="T82"> p/ B, B recebe e abre outra conexão.</text:span></text:p>
        <text:p text:style-name="P9">Encerramento: <text:span text:style-name="T39">liberar recursos. Pode ser assimétrico (qualquer lado encerra conexão – pode haver perdas) ou simétrico (ambos precisam pedir encerramento). </text:span><text:span text:style-name="T99">4-way Handshake: </text:span><text:span text:style-name="T60">depois de receber o pedido de encerramento aguarda para receber ais pacotes de dados antes de encerrar </text:span><text:span text:style-name="T61">(FIN, ACK, FIN, ACK).</text:span></text:p>
        <text:p text:style-name="P11">NAT <text:span text:style-name="T100">(NAPT)</text:span>: <text:span text:style-name="T39">envol</text:span><text:span text:style-name="T62">v</text:span><text:span text:style-name="T39">e camada de rede e transporte. </text:span><text:span text:style-name="T62">Faz mapeamento de end. e portas em outros end. e portas.</text:span><text:span text:style-name="T39"> Endereços internos à rede se comunicam com o exterior via um servidor NAT. </text:span><text:span text:style-name="T62">Servidor NAT mapeia end. internos em endereços externos únicos globais.</text:span><text:span text:style-name="T39"> </text:span><text:span text:style-name="T62">Só funciona com TCP e UDP. Viola regras: todo IP deve ser único, independência de camadas (mistra info do nível 3 IP, com nível 4 porta), transforma Internet (rede orientada a pacotes) em rede orientada a conexão (circuito virtual).</text:span></text:p>
        <text:p text:style-name="P23"><text:span text:style-name="T92">Interface Sockets: </text:span><text:span text:style-name="T62">interface entre aplicação e entidades de transporte. EndPoint: par (end IP, porta). </text:span><text:span text:style-name="T63">Socket ativa solicita requisições de conexão ao servidor. Socket passiva aguarda pedidos de conexão. </text:span><text:span text:style-name="T93">FTP: </text:span><text:span text:style-name="T85">porta 20 dados, porta 21 comandos.</text:span></text:p>
        <text:p text:style-name="P12">DNS (Domain Name System): <text:span text:style-name="T64">protocolo usado para resolver nomes. O nome de um domínio é o nome do nó de sua subárvore. Um domínio pode ser dividido em subdomínios. </text:span><text:span text:style-name="T65">Nomes distribuídos em diferentes máquinas (servidores DNS). </text:span><text:span text:style-name="T101">RR (Resource Record): </text:span><text:span text:style-name="T66">quando se busca um nome, se obtém os registros de recursos associados ao nome.</text:span><text:span text:style-name="T65"> </text:span><text:span text:style-name="T101">Zona: </text:span><text:span text:style-name="T66">subárvore de nomes com um servidor responśavel por ela; cada zona é administrada por um servidor </text:span><text:span text:style-name="T84">de autoridade</text:span><text:span text:style-name="T66">. É composta por um arquivo mestre (de zona) com os RRs de um domínio. Um arquivo mestre é </text:span><text:span text:style-name="T67">m</text:span><text:span text:style-name="T66">antido pelo servidor com informações dos nós do domínio. </text:span><text:span text:style-name="T67">A entidade responsável pelo arquivo mestre é a </text:span><text:span text:style-name="T102">autoridade; </text:span><text:span text:style-name="T67">cada zona é administrada por uma autoridade.</text:span></text:p>
        <text:p text:style-name="P32">Servidores raiz → servidores TLD (Top Level Domain) → servidores de nível inferior</text:p>
        <text:p text:style-name="P12"><text:span text:style-name="T67">Inserção de nomes nos servidores TLD é feita por uma entidade de registro (</text:span><text:a xlink:type="simple" xlink:href="http://registro.br/"><text:span text:style-name="T67">http://registro.br</text:span></text:a><text:span text:style-name="T67">)</text:span><text:span text:style-name="T66">. </text:span></text:p>
        <text:p text:style-name="P13"><text:span text:style-name="T101">S</text:span>ervidores raiz: <text:span text:style-name="T39">sua zona é toda a árvore do DNS. 13 servidores raiz pelo mundo. Delegam autoridade a outros servidores e fazem referência a eles. </text:span>TLD: <text:span text:style-name="T39">responsáveis pelos domínios de alto nível: com, org, mil, net, etc. </text:span>Servidores de autoridade: <text:span text:style-name="T39">responsáveis por abrigar registros de uma organização (servidor DNS responsável pelas máquinas na ufrgs – ufrgs.br).</text:span></text:p>
        <text:p text:style-name="P14">Tipos servidores DNS: <text:span text:style-name="T39">o </text:span>primário<text:span text:style-name="T39"> </text:span><text:span text:style-name="T69">(mestre)</text:span><text:span text:style-name="T39"> mantém um arq. de zona p/ subárvore que é autoridade, também o cria e atualiza. O </text:span>secundário<text:span text:style-name="T39"> </text:span><text:span text:style-name="T69">(escravo)</text:span><text:span text:style-name="T39"> </text:span><text:span text:style-name="T70">mantém uma cópia das informações da zona que possui autoridade</text:span><text:span text:style-name="T39">. Não cria, nem atualiza o arq., seu objetivo é redundância (disponibilidade de DNS). Em uma zona há um serv. primário e 1 ou + secundários. Servers prim. e secund. são autoridades p/ zona q servem. </text:span><text:span text:style-name="T103">Otimizações: </text:span><text:span text:style-name="T68">replicação dos dados dos servidores raiz e servidores TLD geograficamente dispersos e armazenamento local nas resoluções recentes.</text:span></text:p>
        <text:p text:style-name="P15">Respostas DNS: <text:span text:style-name="T39">authoritativa (oficial do servidor), non-authoritative (do registro de cache – não confiável).</text:span></text:p>
        <text:p text:style-name="P16">Protocolo DNS: <text:span text:style-name="T39">modelo cliente-servidor, porta 53 (servidor), faz consultas DNS na Internet. </text:span>Cliente: <text:span text:style-name="T39">acessa servidores de nome. </text:span>Servidor: <text:span text:style-name="T39">trata as requisições DNS e responde com os RR que safisfazem a consulta. </text:span></text:p>
        <text:p text:style-name="P29"/>
        <text:p text:style-name="P24"><text:span text:style-name="T87">SMTP: </text:span><text:span text:style-name="T39">protocolo de envio de msgs. </text:span><text:span text:style-name="T71">Transfere e-mails entre MUA e MTA ou entre dois MTAs. Porta 25 TCP. Msgs em texto aberto</text:span></text:p>
        <text:p text:style-name="P24"><text:span text:style-name="T87">POP e IMAP: </text:span><text:span text:style-name="T39">protocolos de acessor de msgs. </text:span><text:span text:style-name="T71">Possibilitam acesso aos e-mails em estação diferente de onde reside o arq da caixa de msg do usuário. </text:span><text:span text:style-name="T89">POP: </text:span><text:span text:style-name="T71">p/ acesso de e-mails de um servidor, porta 110/TCP. Três etapas: acesso/autenticação, leitura/modificação, atualização. </text:span><text:span text:style-name="T89">IMAP: </text:span><text:span text:style-name="T71">p/ acessar e-mails de servidor. Pode criar/gerenciar pastas no servidor.</text:span></text:p>
        <text:p text:style-name="P17">Envio e-mail: <text:span text:style-name="T39">MUA (soft interação usuário-sistema e-mail) envia msg p/ MTA (servidor p/ transferir e-mail local para sistema remoto). MUA e MTA interagem através dos protocolos SMTP, POP e IMAP.</text:span></text:p>
        <text:p text:style-name="P33"/>
        <text:p text:style-name="P18">HTTP: <text:span text:style-name="T79">Camada de aplicação. Para </text:span><text:span text:style-name="T39">transferir dados; </text:span><text:span text:style-name="T73">determina apenas como dados são transferidos, não o conteúdo.</text:span><text:span text:style-name="T39"> Servidor publica dados, cliente recupera e visualiza. Cliente interpreta HTML e exibe ao usuário. URL indica o caminho e o protocolo usado para pegar o recurso. </text:span><text:span text:style-name="T107">MIME </text:span><text:span text:style-name="T77">é um padrão para informa o tipo do objeto que o HTTP envia ao cliente (sabe-se, então, qual plugin-in usar p/ abrir doc – pdf, flash, etc).</text:span><text:span text:style-name="T39"> </text:span><text:span text:style-name="T72">Para cliente web é conj de páginas. </text:span><text:span text:style-name="T73">Porta 80 TCP. </text:span><text:span text:style-name="T108">HTTPS: </text:span><text:span text:style-name="T78">HTTP over SSL, para garantir autenticidade, integridade e confidencialidade na web, </text:span><text:span text:style-name="T79">dados criptografados,</text:span><text:span text:style-name="T78"> porta 443/TCP.</text:span></text:p>
        <text:p text:style-name="P19"><text:span text:style-name="T104">S</text:span>ervidor: <text:span text:style-name="T39">cliente envia requisição, servidor atende e responde.</text:span></text:p>
        <text:p text:style-name="P43"><text:span text:style-name="T90">Conexão não-persistente: </text:span><text:span text:style-name="T74">uma conexão por objeto, cada conexão transporta uma requisição/resposta. Demora p/ estabelecer conexão, conexão com slow start TCP. </text:span><text:span text:style-name="T75">Abre conexão, envia requisição, servidor responde, fecha conexão. </text:span><text:span text:style-name="T95">Conexão persistente: </text:span><text:span text:style-name="T76">uma conexão pode atender várias requisições/respostas. Conexão fecha por time-out, requisição de encerramento.</text:span></text:p>
        <text:p text:style-name="P27">Cookies: <text:span text:style-name="T39">armazenar informações do usuário; mantido pelo brawser do cliente. </text:span><text:span text:style-name="T87">Cache: </text:span><text:span text:style-name="T39">browser mantém cópia no disco das páginas usadas recentemente. </text:span><text:span text:style-name="T87">Proxy Web: </text:span><text:span text:style-name="T39">caching ajuda a reduzir carga no servior, diminui tráfego na rede e latência. </text:span></text:p>
        <text:p text:style-name="P20"/>
        <text:p text:style-name="P45"><text:span text:style-name="T123">Criptografia. Chaves simétricas: </text:span><text:span text:style-name="T79">mesma chave para criptografar e descriptografar, </text:span><text:span text:style-name="T86">2ª fase do SSL p/ troca de dados. Custo computacional baixo p/ cifragem. Problema de gerir/distribuir chaves</text:span><text:span text:style-name="T79">. </text:span><text:span text:style-name="T94">Chaves assimétricas: </text:span><text:span text:style-name="T86">usado na 1ª fase do SSL no estabelecimento de conexão segura. Garante, através de certificados digitais a autenticidade do cliente e do servidor. Chaves geradas automaticamente e trocadas na 1ª fase. Custo computacional alto.</text:span></text:p>
        <text:p text:style-name="P28">IPsec: <text:span text:style-name="T39">transparente às aplicações. Confidencialidade, integridade, autenticidade. Permite usuário escolher tipo de cifragem, autenticação e métodos de hashing. </text:span><text:span text:style-name="T80">Orientado a conexão, unidirecional. </text:span><text:span text:style-name="T91">Modo de Transporte e de túnel. </text:span></text:p>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alibri1" svg:font-family="Calibri"/>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writing-mode="lr-tb" style:font-independent-line-spacing="false">
        <style:tab-stops/>
      </style:paragraph-properties>
      <style:text-properties fo:color="#000000" style:font-name="Calibri" fo:font-size="11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xt_20_body" style:display-name="Text body" style:family="paragraph" style:parent-style-name="Standard" style:class="text">
      <style:paragraph-properties fo:margin-top="0in" fo:margin-bottom="0.1965in" style:contextual-spacing="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
      <style:paragraph-properties fo:margin-left="-0.6043in" fo:margin-right="-0.4791in" fo:text-align="center" style:justify-single-word="false" fo:text-indent="0in" style:auto-text-indent="false" style:page-number="auto" text:number-lines="false" text:line-number="0">
        <style:tab-stops>
          <style:tab-stop style:position="3.3465in" style:type="center"/>
          <style:tab-stop style:position="6.6929in" style:type="right"/>
        </style:tab-stops>
      </style:paragraph-properties>
      <style:text-properties style:font-name="Times New Roman" fo:font-size="10pt" fo:font-weight="bold" officeooo:rsid="001dcebe" officeooo:paragraph-rsid="001b5587" style:font-size-asian="10pt" style:font-weight-asian="bold" style:font-size-complex="10pt" style:font-weight-complex="bold"/>
    </style:style>
    <style:style style:name="MT1" style:family="text">
      <style:text-properties officeooo:rsid="00801244"/>
    </style:style>
    <style:page-layout style:name="Mpm1">
      <style:page-layout-properties fo:page-width="8.2681in" fo:page-height="11.6929in" style:num-format="1" style:print-orientation="portrait" fo:margin-top="0.2571in" fo:margin-bottom="0.478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3264in" fo:margin-left="0in" fo:margin-right="0in" fo:margin-bottom="0.1965in"/>
      </style:header-style>
      <style:footer-style/>
    </style:page-layout>
  </office:automatic-styles>
  <office:master-styles>
    <style:master-page style:name="Standard" style:page-layout-name="Mpm1">
      <style:header>
        <text:p text:style-name="MP1">João Luiz Grave Gross – 180171 – Prova 1 – INF01154 - Redes de Computadores N – Prof. Alexandre Carissimi – 0<text:span text:style-name="MT1">4</text:span>/12/201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2-02T00:28:39.524478396</dc:date>
    <meta:editing-duration>PT13H58M45S</meta:editing-duration>
    <meta:editing-cycles>71</meta:editing-cycles>
    <meta:generator>LibreOffice/4.1.2.3$Linux_X86_64 LibreOffice_project/410m0$Build-3</meta:generator>
    <dc:creator>jlggross </dc:creator>
    <meta:printed-by>jlggross </meta:printed-by>
    <meta:print-date>2013-12-02T00:26:03.961163859</meta:print-date>
    <meta:document-statistic meta:table-count="0" meta:image-count="0" meta:object-count="0" meta:page-count="3" meta:paragraph-count="44" meta:word-count="2371" meta:character-count="15315" meta:non-whitespace-character-count="12967"/>
  </office:meta>
</office:document-meta>
</file>